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radient Boosting Machine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>(LibreOffice Impress Version: 6.0.6.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1M16S</meta:editing-duration>
    <meta:editing-cycles>2</meta:editing-cycles>
    <meta:generator>LibreOffice/6.0.6.2$Linux_X86_64 LibreOffice_project/00$Build-2</meta:generator>
    <dc:title>Beehive</dc:title>
    <meta:initial-creator>risky </meta:initial-creator>
    <dc:date>2018-10-15T11:08:20.073676254</dc:date>
    <dc:creator>risky </dc:creator>
    <meta:document-statistic meta:object-count="51"/>
  </office:meta>
</office:document-meta>
</file>